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8.184cm"/>
    </style:style>
    <style:style style:name="Таблица1.B" style:family="table-column">
      <style:table-column-properties style:column-width="8.816cm"/>
    </style:style>
    <style:style style:name="P1" style:family="paragraph" style:parent-style-name="Table_20_Contents">
      <style:paragraph-properties fo:margin-top="0cm" fo:margin-bottom="0cm" loext:contextual-spacing="false" fo:padding="0cm" fo:border="none"/>
    </style:style>
    <style:style style:name="P2" style:family="paragraph" style:parent-style-name="Table_20_Contents">
      <style:paragraph-properties fo:margin-top="0cm" fo:margin-bottom="0cm" loext:contextual-spacing="false" fo:padding="0cm" fo:border="none"/>
      <style:text-properties style:font-name="Times New Roman1" fo:font-size="12pt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padding="0cm" fo:border="non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Times New Roman1" fo:font-size="12pt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line-height="150%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officeooo:rsid="000eb336" officeooo:paragraph-rsid="000eb336"/>
    </style:style>
    <style:style style:name="P10" style:family="paragraph" style:parent-style-name="Text_20_body">
      <style:paragraph-properties fo:margin-left="1.259cm" fo:margin-right="0cm" fo:margin-top="0cm" fo:margin-bottom="0cm" loext:contextual-spacing="false" fo:text-align="center" style:justify-single-word="false" fo:text-indent="0cm" style:auto-text-indent="false"/>
    </style:style>
    <style:style style:name="P11" style:family="paragraph" style:parent-style-name="Text_20_body">
      <style:paragraph-properties fo:margin-left="0.635cm" fo:margin-right="0cm" fo:margin-top="0cm" fo:margin-bottom="0cm" loext:contextual-spacing="false" fo:line-height="150%" fo:text-indent="0cm" style:auto-text-indent="false"/>
    </style:style>
    <style:style style:name="P12" style:family="paragraph" style:parent-style-name="Text_20_body">
      <style:paragraph-properties fo:margin-left="1.397cm" fo:margin-right="0cm" fo:margin-top="0cm" fo:margin-bottom="0cm" loext:contextual-spacing="false" fo:line-height="150%" fo:text-indent="0cm" style:auto-text-indent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language="en" fo:country="US"/>
    </style:style>
    <style:style style:name="T3" style:family="text">
      <style:text-properties fo:font-variant="normal" fo:text-transform="none" style:font-name="Times New Roman1" fo:font-size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Минобрнауки России</text:p>
      <text:p text:style-name="P5">Федеральное государственное бюджетное образовательное учреждение </text:p>
      <text:p text:style-name="P5">высшего профессионального образования </text:p>
      <text:p text:style-name="P5">«ИЖЕВСКИЙ ГОСУДАРСТВЕННЫЙ ТЕХНИЧЕСКИЙ УНИВЕРСИТЕТ </text:p>
      <text:p text:style-name="P5">ИМ. М.Т. КАЛАШНИКОВА»</text:p>
      <text:p text:style-name="P5">Факультет «Информатика и вычислительная техника»</text:p>
      <text:p text:style-name="P5">Кафедра «Программное обеспечение»</text:p>
      <text:p text:style-name="P7"> </text:p>
      <text:p text:style-name="P7"> </text:p>
      <text:p text:style-name="P7"> </text:p>
      <text:p text:style-name="P4"> </text:p>
      <text:p text:style-name="P4"> </text:p>
      <text:p text:style-name="P4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5">Лабораторной работе №1</text:p>
      <text:p text:style-name="P5">по дисциплине «Конструирование программного обеспечения»</text:p>
      <text:p text:style-name="P5">на тему: РАЗРАБОТКА ТЕХНИЧЕСКОГО ЗАДАНИЯ ДЛЯ ПРОГРАММНОЙ СИСТЕМЫ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7"> </text:p>
      <text:p text:style-name="P4"> </text:p>
      <text:p text:style-name="P7"> </text:p>
      <text:p text:style-name="P7"> </text:p>
      <text:p text:style-name="P7"> 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">Выполнили:</text:p>
            <text:p text:style-name="P2">студенты группы Б08-191-1</text:p>
            <text:p text:style-name="P1"> </text:p>
            <text:p text:style-name="P1"> </text:p>
            <text:p text:style-name="P1"> </text:p>
            <text:p text:style-name="P2">Принял к.т.н., доцент:</text:p>
          </table:table-cell>
          <table:table-cell office:value-type="string">
            <text:p text:style-name="P3"> </text:p>
            <text:p text:style-name="P3">                                   <text:span text:style-name="T1">А.Н. Бо</text:span><office:annotation office:name="__Annotation__1343_515374461"><dc:creator>&lt;анонимный&gt;</dc:creator><dc:date>2015-04-19T18:29:12.449000000</dc:date><text:list text:style-name=""><text:list-item><text:p text:style-name="P14"><text:span text:style-name="T5">1) Привести содержательную часть в сответствие с описанием лаб.1 из Алгоритм выполнения лаб.работ.odt</text:span></text:p></text:list-item><text:list-item><text:p text:style-name="P14"><text:span text:style-name="T5">2) выполнить разбиение на 3 подсистемы (1 студент- 1 подсистема) с описанием каждой из подсистем в виде отдельных подразделов</text:span></text:p></text:list-item></text:list></office:annotation><text:span text:style-name="T1">далев</text:span></text:p>
            <text:p text:style-name="P3">                                      <text:span text:style-name="T1">Р.М. Нуруллин</text:span></text:p>
            <text:p text:style-name="P3">                                          <text:span text:style-name="T1">Г.И. Кали</text:span><office:annotation-end office:name="__Annotation__1343_515374461"/><text:span text:style-name="T1">муллин</text:span></text:p>
            <text:p text:style-name="P1">              </text:p>
            <text:p text:style-name="P1">                                            <text:s text:c="4"/><text:span text:style-name="T1">В.Г. Власов</text:span></text:p>
            <text:p text:style-name="P3"> </text:p>
          </table:table-cell>
        </table:table-row>
      </table:table>
      <text:p text:style-name="P4"> </text:p>
      <text:p text:style-name="P4"> </text:p>
      <text:p text:style-name="P4"> </text:p>
      <text:p text:style-name="P4"> </text:p>
      <text:p text:style-name="P4"> </text:p>
      <text:p text:style-name="P5">Ижевск, 2015</text:p>
      <text:p text:style-name="P5"/>
      <text:p text:style-name="P10"><text:soft-page-break/><text:span text:style-name="T1">1.</text:span><text:span text:style-name="T3">     </text:span><text:span text:style-name="T1">ПОСТАНОВКА ЗАДАЧИ</text:span></text:p>
      <text:p text:style-name="P4"> </text:p>
      <text:p text:style-name="P6">Составить требования к мини-АТС.</text:p>
      <text:p text:style-name="P8"> </text:p>
      <text:p text:style-name="P7"><text:span text:style-name="T1">2.</text:span><text:span text:style-name="T3">     </text:span><text:span text:style-name="T1">ТРЕБОВАНИЯ ДЛЯ МИНИ-АТС</text:span></text:p>
      <text:p text:style-name="P7"> </text:p>
      <text:p text:style-name="P11"><text:span text:style-name="T1">1.</text:span><text:span text:style-name="T3">     </text:span><text:span text:style-name="T1">Обеспечить внутреннюю связь в учреждении;</text:span></text:p>
      <text:p text:style-name="P11"><text:span text:style-name="T1">2.</text:span><text:span text:style-name="T3">     </text:span><text:span text:style-name="T1">Использование несколько внешних телефонных линий;</text:span></text:p>
      <text:p text:style-name="P11"><text:span text:style-name="T1">3.</text:span><text:span text:style-name="T3">     </text:span><text:span text:style-name="T1">Ведение истории звонков в БД;</text:span></text:p>
      <text:p text:style-name="P11"><text:span text:style-name="T1">4.</text:span><text:span text:style-name="T3">     </text:span><text:span text:style-name="T1">Использование </text:span><text:span text:style-name="T2">sip</text:span> – <text:span text:style-name="T1">номеров;</text:span></text:p>
      <text:p text:style-name="P11"><text:span text:style-name="T1">5.</text:span><text:span text:style-name="T3">     </text:span><text:span text:style-name="T1">Требования к номерам:</text:span></text:p>
      <text:p text:style-name="P12"><text:span text:style-name="T1">5.1.</text:span><text:span text:style-name="T3">  </text:span><text:span text:style-name="T1">Внутри отдела он является трёхзначным;</text:span></text:p>
      <text:p text:style-name="P12"><text:span text:style-name="T1">5.2.</text:span><text:span text:style-name="T3">  </text:span><text:span text:style-name="T1">Вывод на городской осуществляется, если номер соответствует длине номеров городской сети. Это должно настраиваться.</text:span></text:p>
      <text:p text:style-name="P12"><text:span text:style-name="T1">5.3.</text:span><text:span text:style-name="T3">  </text:span><text:span text:style-name="T1">Междугороднее соединение осуществляется при полном наборе кода города и требуемого номера.</text:span></text:p>
      <text:p text:style-name="P12"><text:span text:style-name="T1">5.4.</text:span><text:span text:style-name="T3">  </text:span><text:span text:style-name="T1">Междугороднее соединение осуществляется при наборе кода страны, затем города и требуемого номера.</text:span></text:p>
      <text:p text:style-name="P11"><text:span text:style-name="T1">6.</text:span><text:span text:style-name="T3">     </text:span><text:span text:style-name="T1">Возможность настройки групп пользователей;</text:span></text:p>
      <text:p text:style-name="P11"><text:span text:style-name="T1">7.</text:span><text:span text:style-name="T3">     </text:span><text:span text:style-name="T1">Возможность переадресации звонков;</text:span></text:p>
      <text:p text:style-name="P11"><text:span text:style-name="T1">8.</text:span><text:span text:style-name="T3">     </text:span><text:span text:style-name="T1">Ожидание клиентами в очереди;</text:span></text:p>
      <text:p text:style-name="P11"><text:span text:style-name="T1">9.</text:span><text:span text:style-name="T3">     </text:span><text:span text:style-name="T1">Автосекретарь (голосовое меню), так же будет позволять давать сообщение если специалист в данный момент занят, отсутствует или же произошла какая-то ошибка.</text:span></text:p>
      <text:p text:style-name="P11"><text:span text:style-name="T1">10.</text:span><text:span text:style-name="T3">  </text:span><text:span text:style-name="T1">Телефонные услуги:</text:span></text:p>
      <text:p text:style-name="P12"><text:span text:style-name="T1">10.1.</text:span><text:span text:style-name="T3">                </text:span><text:span text:style-name="T1">Автоматический определитель номера (АОН)</text:span></text:p>
      <text:p text:style-name="P12"><text:span text:style-name="T1">10.2.</text:span><text:span text:style-name="T3">                </text:span><text:span text:style-name="T1">Анти-АОН</text:span></text:p>
      <text:p text:style-name="P12"><text:span text:style-name="T1">10.3.</text:span><text:span text:style-name="T3">                </text:span><text:span text:style-name="T1">Междугородная связь</text:span></text:p>
      <text:p text:style-name="P12"><text:span text:style-name="T1">10.4.</text:span><text:span text:style-name="T3">                </text:span><text:span text:style-name="T1">Международная связь</text:span></text:p>
      <text:p text:style-name="P11"><text:span text:style-name="T1">11.</text:span><text:span text:style-name="T3">  </text:span><text:span text:style-name="T1">Мини-АТС должна представлять собой программное обеспечение, которое можно установить на операционные системы </text:span><text:span text:style-name="T2">Windows</text:span><text:span text:style-name="T1">;</text:span></text:p>
      <text:p text:style-name="P11"><text:span text:style-name="T1">12.</text:span><text:span text:style-name="T3">  </text:span><text:span text:style-name="T1">Связь осуществляется по средству </text:span><text:span text:style-name="T2">ip</text:span><text:span text:style-name="T1">-телефонии, через протокол </text:span><text:span text:style-name="T2">SIP</text:span><text:span text:style-name="T1">.</text:span></text:p>
      <text:p text:style-name="P9"/>
      <text:p text:style-name="P9">3. Сх<office:annotation office:name="__Annotation__329_823159303"><dc:creator>&lt;анонимный&gt;</dc:creator><dc:date>2015-04-10T09:37:12</dc:date><text:list text:continue-numbering="true" text:style-name=""><text:list-item><text:p text:style-name="P13"><text:span text:style-name="T4">Разработать</text:span></text:p></text:list-item></text:list></office:annotation>ема классов анализа<office:annotation-end office:name="__Annotation__329_82315930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 Бодалев</meta:initial-creator>
    <meta:creation-date>2015-03-27T12:52:30.81</meta:creation-date>
    <meta:generator>LibreOffice/4.3.5.2$Windows_x86 LibreOffice_project/3a87456aaa6a95c63eea1c1b3201acedf0751bd5</meta:generator>
    <dc:date>2015-04-19T18:29:16.008000000</dc:date>
    <meta:editing-duration>PT4H44M17S</meta:editing-duration>
    <meta:editing-cycles>9</meta:editing-cycles>
    <meta:document-statistic meta:table-count="1" meta:image-count="0" meta:object-count="0" meta:page-count="2" meta:paragraph-count="84" meta:word-count="220" meta:character-count="2105" meta:non-whitespace-character-count="1594"/>
  </office:meta>
</office:document-meta>
</file>